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line-height="200%"/>
      <style:text-properties style:font-name="Times New Roman" style:font-name-complex="Times New Roman" fo:font-weight="bold" style:font-weight-asian="bold" style:font-weight-complex="bold"/>
    </style:style>
    <style:style style:name="P5" style:parent-style-name="Standard" style:list-style-name="LFO4" style:family="paragraph">
      <style:paragraph-properties fo:line-height="200%"/>
      <style:text-properties style:font-name="Times New Roman" style:font-name-complex="Times New Roman"/>
    </style:style>
    <style:style style:name="P6" style:parent-style-name="Standard" style:list-style-name="LFO4" style:family="paragraph">
      <style:paragraph-properties fo:line-height="200%"/>
      <style:text-properties style:font-name="Times New Roman" style:font-name-complex="Times New Roman"/>
    </style:style>
    <style:style style:name="P7" style:parent-style-name="Standard" style:list-style-name="LFO4" style:family="paragraph">
      <style:paragraph-properties fo:line-height="200%"/>
    </style:style>
    <style:style style:name="T8" style:parent-style-name="DefaultParagraphFont" style:family="text"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T9" style:parent-style-name="DefaultParagraphFont" style:family="text"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10" style:parent-style-name="Standard" style:list-style-name="LFO4" style:family="paragraph">
      <style:paragraph-properties fo:line-height="200%"/>
    </style:style>
    <style:style style:name="T11" style:parent-style-name="DefaultParagraphFont" style:family="text"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12" style:parent-style-name="Standard" style:list-style-name="LFO4" style:family="paragraph">
      <style:paragraph-properties fo:text-align="justify" fo:line-height="200%"/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13" style:parent-style-name="Standard" style:list-style-name="LFO4" style:family="paragraph">
      <style:paragraph-properties fo:text-align="justify" fo:line-height="200%"/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14" style:parent-style-name="Standard" style:list-style-name="LFO4" style:family="paragraph">
      <style:paragraph-properties fo:text-align="justify" fo:line-height="200%"/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15" style:parent-style-name="Standard" style:list-style-name="LFO4" style:family="paragraph">
      <style:paragraph-properties fo:text-align="justify" fo:line-height="200%"/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16" style:parent-style-name="Standard" style:list-style-name="LFO4" style:family="paragraph">
      <style:paragraph-properties fo:text-align="justify" fo:line-height="200%"/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17" style:parent-style-name="Standard" style:list-style-name="LFO4" style:family="paragraph">
      <style:paragraph-properties fo:text-align="justify" fo:line-height="200%"/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18" style:parent-style-name="Standard" style:list-style-name="LFO4" style:family="paragraph">
      <style:paragraph-properties fo:text-align="justify" fo:line-height="200%"/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19" style:parent-style-name="Standard" style:list-style-name="LFO4" style:family="paragraph">
      <style:paragraph-properties fo:text-align="justify" fo:line-height="200%"/>
      <style:text-properties style:font-name="Times New Roman" style:font-name-asian="Times New Roman" style:font-name-complex="Times New Roman" fo:color="#00000A" fo:language="en" fo:country="CA" style:language-asian="en" style:country-asian="CA" style:language-complex="ar" style:country-complex="SA"/>
    </style:style>
    <style:style style:name="P20" style:parent-style-name="Standard" style:list-style-name="LFO4" style:family="paragraph">
      <style:paragraph-properties fo:text-align="justify" fo:line-height="200%"/>
      <style:text-properties style:font-name="Times New Roman" style:font-name-complex="Times New Roman"/>
    </style:style>
    <style:style style:name="P21" style:parent-style-name="Standard" style:list-style-name="LFO4" style:family="paragraph">
      <style:paragraph-properties fo:text-align="justify" fo:line-height="200%"/>
      <style:text-properties style:font-name="Times New Roman" style:font-name-complex="Times New Roman"/>
    </style:style>
    <style:style style:name="P22" style:parent-style-name="Standard" style:list-style-name="LFO4" style:family="paragraph">
      <style:paragraph-properties fo:text-align="justify" fo:line-height="200%"/>
      <style:text-properties style:font-name="Times New Roman" style:font-name-complex="Times New Roman"/>
    </style:style>
    <style:style style:name="P23" style:parent-style-name="Standard" style:list-style-name="LFO4" style:family="paragraph">
      <style:paragraph-properties fo:text-align="justify" fo:line-height="200%"/>
      <style:text-properties style:font-name="Times New Roman" style:font-name-complex="Times New Roman"/>
    </style:style>
    <style:style style:name="P24" style:parent-style-name="Standard" style:list-style-name="LFO4" style:family="paragraph">
      <style:paragraph-properties fo:text-align="justify" fo:line-height="200%"/>
      <style:text-properties style:font-name="Times New Roman" style:font-name-complex="Times New Roman"/>
    </style:style>
    <style:style style:name="P25" style:parent-style-name="Standard" style:list-style-name="LFO4" style:family="paragraph">
      <style:paragraph-properties fo:text-align="justify" fo:line-height="200%"/>
    </style:style>
    <style:style style:name="T26" style:parent-style-name="DefaultParagraphFont" style:family="text">
      <style:text-properties style:font-name="Times New Roman" style:font-name-complex="Times New Roman"/>
    </style:style>
    <style:style style:name="T27" style:parent-style-name="DefaultParagraphFont" style:family="text">
      <style:text-properties style:font-name="Times New Roman" style:font-name-complex="Times New Roman"/>
    </style:style>
  </office:automatic-styles>
  <office:body>
    <office:text text:use-soft-page-breaks="true">
      <text:p text:style-name="P1">List of questions for Dr Giovanni</text:p>
      <text:list text:style-name="LFO4" text:continue-numbering="true">
        <text:list-item>
          <text:p text:style-name="P5">What is Grid Search?</text:p>
        </text:list-item>
        <text:list-item>
          <text:p text:style-name="P6">What is Model Selection?</text:p>
        </text:list-item>
        <text:list-item>
          <text:p text:style-name="P7"><text:span text:style-name="T8">What are two main criterion of model selection?</text:span><text:span text:style-name="T9"><text:s/>Can you provide examples for each of them?</text:span></text:p>
        </text:list-item>
        <text:list-item>
          <text:p text:style-name="P10"><text:span text:style-name="T11">What are some model selection techniques?</text:span></text:p>
        </text:list-item>
        <text:list-item>
          <text:p text:style-name="P12">Are you familiar with<text:s/>AIC and<text:s/>BIC?</text:p>
        </text:list-item>
        <text:list-item>
          <text:p text:style-name="P13">Can you compare AIC and BIC?</text:p>
        </text:list-item>
        <text:list-item>
          <text:p text:style-name="P14">What is K-fold Cross-Validation?</text:p>
        </text:list-item>
        <text:list-item>
          <text:p text:style-name="P15">Are you familiar with GridSearchCV function in scikit-learn’s model_selection package?</text:p>
        </text:list-item>
        <text:list-item>
          <text:p text:style-name="P16">What are predefined hyperparameters?</text:p>
        </text:list-item>
        <text:list-item>
          <text:p text:style-name="P17">What are the optimal values for the hyperparameters of a model?</text:p>
        </text:list-item>
        <text:list-item>
          <text:p text:style-name="P18">What are grid parameters?</text:p>
        </text:list-item>
        <text:list-item>
          <text:p text:style-name="P19">How is Grid search different from Random search?</text:p>
        </text:list-item>
        <text:list-item>
          <text:p text:style-name="P20">Are you familiar with the difference between model parameter and hyperparameter? Can you provide an example?</text:p>
        </text:list-item>
        <text:list-item>
          <text:p text:style-name="P21">Can hyperparameters affect our model performance in any way?</text:p>
        </text:list-item>
        <text:list-item>
          <text:p text:style-name="P22">Considering decision tree as a hyperparameter, what should be the value for the maximum depth of the Decision Tree?</text:p>
        </text:list-item>
        <text:list-item>
          <text:p text:style-name="P23">Considering decision tree as a hyperparameter, what<text:s/>should be the minimum sample split value for Decision Tree?</text:p>
        </text:list-item>
        <text:list-item>
          <text:p text:style-name="P24">Considering decision tree as a hyperparameter, what value should I select for the minimum sample leaf for my Decision Tree?</text:p>
        </text:list-item>
        <text:list-item>
          <text:p text:style-name="P25"><text:span text:style-name="T26">Considering random forest as a hyperparameter, how many trees should I s</text:span><text:span text:style-name="T27">elect in a Random Forest model?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Figure" style:display-name="Figure" style:family="paragraph" style:parent-style-name="Caption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border-top="none" fo:border-left="none" fo:border-bottom="0.0069in solid #D9D9D9" fo:border-right="none" fo:padding-top="0in" fo:padding-left="0in" fo:padding-bottom="0.0138in" fo:padding-right="0in" style:shadow="none" fo:text-align="end"/>
    </style:style>
    <style:style style:name="T3" style:parent-style-name="DefaultParagraphFont" style:family="text">
      <style:text-properties fo:color="#7F7F7F" fo:letter-spacing="0.0416in"/>
    </style:style>
    <style:style style:name="T4" style:parent-style-name="DefaultParagraphFont" style:family="text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<text:span text:style-name="T3">Page</text:span><text:s/>|<text:s/><text:span text:style-name="T4"><text:page-number text:fixed="false">2</text:page-number>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ahir Naseer</dc:creator>
    <meta:creation-date>2021-02-08T22:07:00Z</meta:creation-date>
    <dc:date>2021-02-09T11:21:00Z</dc:date>
    <meta:template xlink:href="Normal" xlink:type="simple"/>
    <meta:editing-cycles>20</meta:editing-cycles>
    <meta:editing-duration>PT2520S</meta:editing-duration>
    <meta:document-statistic meta:page-count="1" meta:paragraph-count="2" meta:word-count="178" meta:character-count="1197" meta:row-count="8" meta:non-whitespace-character-count="1021"/>
  </office:meta>
</office:document-meta>
</file>